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8ac" officeooo:paragraph-rsid="000018ac"/>
    </style:style>
    <style:style style:name="P2" style:family="paragraph" style:parent-style-name="Standard">
      <style:text-properties officeooo:rsid="00053636" officeooo:paragraph-rsid="00072775"/>
    </style:style>
    <style:style style:name="P3" style:family="paragraph" style:parent-style-name="Standard">
      <style:text-properties officeooo:rsid="001237bb" officeooo:paragraph-rsid="001237bb"/>
    </style:style>
    <style:style style:name="P4" style:family="paragraph" style:parent-style-name="Standard">
      <style:text-properties officeooo:rsid="000152c1" officeooo:paragraph-rsid="001237bb"/>
    </style:style>
    <style:style style:name="P5" style:family="paragraph" style:parent-style-name="Standard">
      <style:text-properties style:text-underline-style="solid" style:text-underline-width="auto" style:text-underline-color="font-color" officeooo:rsid="001237bb" officeooo:paragraph-rsid="001237bb"/>
    </style:style>
    <style:style style:name="P6" style:family="paragraph" style:parent-style-name="Standard">
      <style:text-properties officeooo:rsid="0053e27b" officeooo:paragraph-rsid="0052d097"/>
    </style:style>
    <style:style style:name="P7" style:family="paragraph" style:parent-style-name="Standard" style:list-style-name="L1">
      <style:text-properties officeooo:rsid="000018ac" officeooo:paragraph-rsid="000018ac"/>
    </style:style>
    <style:style style:name="P8" style:family="paragraph" style:parent-style-name="Standard" style:list-style-name="L2">
      <style:text-properties officeooo:rsid="000018ac" officeooo:paragraph-rsid="000018ac"/>
    </style:style>
    <style:style style:name="P9" style:family="paragraph" style:parent-style-name="Standard" style:list-style-name="L2">
      <style:text-properties officeooo:rsid="000018ac" officeooo:paragraph-rsid="001ee221"/>
    </style:style>
    <style:style style:name="P10" style:family="paragraph" style:parent-style-name="Standard" style:list-style-name="L3">
      <style:text-properties officeooo:rsid="000018ac" officeooo:paragraph-rsid="000018ac"/>
    </style:style>
    <style:style style:name="P11" style:family="paragraph" style:parent-style-name="Standard" style:list-style-name="L1">
      <style:text-properties officeooo:rsid="00163749" officeooo:paragraph-rsid="0030871d"/>
    </style:style>
    <style:style style:name="P12" style:family="paragraph" style:parent-style-name="Standard" style:list-style-name="L2">
      <style:text-properties officeooo:rsid="00163749" officeooo:paragraph-rsid="000018ac"/>
    </style:style>
    <style:style style:name="P13" style:family="paragraph" style:parent-style-name="Standard" style:list-style-name="L8">
      <style:text-properties officeooo:rsid="00163749" officeooo:paragraph-rsid="001c98bf"/>
    </style:style>
    <style:style style:name="P14" style:family="paragraph" style:parent-style-name="Standard" style:list-style-name="L8">
      <style:text-properties officeooo:rsid="00163749" officeooo:paragraph-rsid="004d4dd3"/>
    </style:style>
    <style:style style:name="P15" style:family="paragraph" style:parent-style-name="Standard" style:list-style-name="L1">
      <style:text-properties officeooo:rsid="002ee6c3" officeooo:paragraph-rsid="002ee6c3"/>
    </style:style>
    <style:style style:name="P16" style:family="paragraph" style:parent-style-name="Standard" style:list-style-name="L3">
      <style:text-properties officeooo:rsid="000152c1" officeooo:paragraph-rsid="000018ac"/>
    </style:style>
    <style:style style:name="P17" style:family="paragraph" style:parent-style-name="Standard" style:list-style-name="L3">
      <style:text-properties officeooo:rsid="001a7a0b" officeooo:paragraph-rsid="001a7a0b"/>
    </style:style>
    <style:style style:name="P18" style:family="paragraph" style:parent-style-name="Standard" style:list-style-name="L6">
      <style:text-properties officeooo:rsid="001a7a0b" officeooo:paragraph-rsid="001a7a0b"/>
    </style:style>
    <style:style style:name="P19" style:family="paragraph" style:parent-style-name="Standard" style:list-style-name="L10">
      <style:text-properties officeooo:rsid="001a7a0b" officeooo:paragraph-rsid="00053636"/>
    </style:style>
    <style:style style:name="P20" style:family="paragraph" style:parent-style-name="Standard" style:list-style-name="L3">
      <style:text-properties officeooo:rsid="002ae7b9" officeooo:paragraph-rsid="002ae7b9"/>
    </style:style>
    <style:style style:name="P21" style:family="paragraph" style:parent-style-name="Standard" style:list-style-name="L4">
      <style:text-properties officeooo:rsid="00053636" officeooo:paragraph-rsid="001aafa5"/>
    </style:style>
    <style:style style:name="P22" style:family="paragraph" style:parent-style-name="Standard" style:list-style-name="L9">
      <style:text-properties officeooo:rsid="00053636" officeooo:paragraph-rsid="006836b2"/>
    </style:style>
    <style:style style:name="P23" style:family="paragraph" style:parent-style-name="Standard" style:list-style-name="L9">
      <style:text-properties officeooo:rsid="00053636" officeooo:paragraph-rsid="001237bb"/>
    </style:style>
    <style:style style:name="P24" style:family="paragraph" style:parent-style-name="Standard" style:list-style-name="L10">
      <style:text-properties officeooo:rsid="00053636" officeooo:paragraph-rsid="00053636"/>
    </style:style>
    <style:style style:name="P25" style:family="paragraph" style:parent-style-name="Standard" style:list-style-name="L5">
      <style:text-properties officeooo:paragraph-rsid="000152c1"/>
    </style:style>
    <style:style style:name="P26" style:family="paragraph" style:parent-style-name="Standard" style:list-style-name="L5">
      <style:text-properties officeooo:rsid="00033432" officeooo:paragraph-rsid="000152c1"/>
    </style:style>
    <style:style style:name="P27" style:family="paragraph" style:parent-style-name="Standard" style:list-style-name="L5">
      <style:text-properties officeooo:rsid="00033432" officeooo:paragraph-rsid="005857cf"/>
    </style:style>
    <style:style style:name="P28" style:family="paragraph" style:parent-style-name="Standard" style:list-style-name="L5">
      <style:text-properties officeooo:rsid="00033432" officeooo:paragraph-rsid="001c3067"/>
    </style:style>
    <style:style style:name="P29" style:family="paragraph" style:parent-style-name="Standard" style:list-style-name="L5">
      <style:text-properties officeooo:rsid="00033432" officeooo:paragraph-rsid="00033432"/>
    </style:style>
    <style:style style:name="P30" style:family="paragraph" style:parent-style-name="Standard" style:list-style-name="L6">
      <style:text-properties officeooo:rsid="00033432" officeooo:paragraph-rsid="00033432"/>
    </style:style>
    <style:style style:name="P31" style:family="paragraph" style:parent-style-name="Standard" style:list-style-name="L5">
      <style:text-properties officeooo:rsid="00248ce3" officeooo:paragraph-rsid="00248ce3"/>
    </style:style>
    <style:style style:name="P32" style:family="paragraph" style:parent-style-name="Standard" style:list-style-name="L5">
      <style:text-properties officeooo:rsid="00248ce3" officeooo:paragraph-rsid="0034fab3"/>
    </style:style>
    <style:style style:name="P33" style:family="paragraph" style:parent-style-name="Standard" style:list-style-name="L5">
      <style:text-properties officeooo:rsid="002252f5" officeooo:paragraph-rsid="005857cf"/>
    </style:style>
    <style:style style:name="P34" style:family="paragraph" style:parent-style-name="Standard" style:list-style-name="L5">
      <style:text-properties officeooo:rsid="002394f7" officeooo:paragraph-rsid="002394f7"/>
    </style:style>
    <style:style style:name="P35" style:family="paragraph" style:parent-style-name="Standard" style:list-style-name="L5">
      <style:text-properties officeooo:rsid="00079373" officeooo:paragraph-rsid="000152c1"/>
    </style:style>
    <style:style style:name="P36" style:family="paragraph" style:parent-style-name="Standard" style:list-style-name="L11">
      <style:text-properties officeooo:rsid="00079373" officeooo:paragraph-rsid="00072775"/>
    </style:style>
    <style:style style:name="P37" style:family="paragraph" style:parent-style-name="Standard" style:list-style-name="L12">
      <style:text-properties officeooo:rsid="00079373" officeooo:paragraph-rsid="00079373"/>
    </style:style>
    <style:style style:name="P38" style:family="paragraph" style:parent-style-name="Standard" style:list-style-name="L5">
      <style:text-properties officeooo:rsid="005857cf" officeooo:paragraph-rsid="005857cf"/>
    </style:style>
    <style:style style:name="P39" style:family="paragraph" style:parent-style-name="Standard" style:list-style-name="L5">
      <style:text-properties fo:font-weight="normal" officeooo:rsid="005857cf" officeooo:paragraph-rsid="0060ce3f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60ce3f" officeooo:paragraph-rsid="0060ce3f" style:font-weight-asian="normal" style:font-weight-complex="normal"/>
    </style:style>
    <style:style style:name="P41" style:family="paragraph" style:parent-style-name="Standard" style:list-style-name="L6">
      <style:text-properties officeooo:rsid="0026827f" officeooo:paragraph-rsid="0026827f"/>
    </style:style>
    <style:style style:name="P42" style:family="paragraph" style:parent-style-name="Standard" style:list-style-name="L6">
      <style:text-properties officeooo:rsid="0018476f" officeooo:paragraph-rsid="00033432"/>
    </style:style>
    <style:style style:name="P43" style:family="paragraph" style:parent-style-name="Standard" style:list-style-name="L8">
      <style:text-properties officeooo:rsid="0018476f" officeooo:paragraph-rsid="00053636"/>
    </style:style>
    <style:style style:name="P44" style:family="paragraph" style:parent-style-name="Standard" style:list-style-name="L8">
      <style:text-properties officeooo:rsid="0018476f" officeooo:paragraph-rsid="0039c60b"/>
    </style:style>
    <style:style style:name="P45" style:family="paragraph" style:parent-style-name="Standard" style:list-style-name="L7">
      <style:text-properties officeooo:rsid="0024baad" officeooo:paragraph-rsid="0024baad"/>
    </style:style>
    <style:style style:name="P46" style:family="paragraph" style:parent-style-name="Standard" style:list-style-name="L7">
      <style:text-properties officeooo:rsid="0024baad" officeooo:paragraph-rsid="00629d90"/>
    </style:style>
    <style:style style:name="P47" style:family="paragraph" style:parent-style-name="Standard" style:list-style-name="L8">
      <style:text-properties officeooo:paragraph-rsid="001c98bf"/>
    </style:style>
    <style:style style:name="P48" style:family="paragraph" style:parent-style-name="Standard" style:list-style-name="L8">
      <style:text-properties officeooo:rsid="0039c60b" officeooo:paragraph-rsid="0039c60b"/>
    </style:style>
    <style:style style:name="P49" style:family="paragraph" style:parent-style-name="Standard" style:list-style-name="L8">
      <style:text-properties officeooo:rsid="003b6727" officeooo:paragraph-rsid="003b6727"/>
    </style:style>
    <style:style style:name="P50" style:family="paragraph" style:parent-style-name="Standard" style:list-style-name="L8">
      <style:text-properties officeooo:rsid="00629d90" officeooo:paragraph-rsid="00629d90"/>
    </style:style>
    <style:style style:name="P51" style:family="paragraph" style:parent-style-name="Standard" style:list-style-name="L8">
      <style:text-properties officeooo:rsid="00395ed5" officeooo:paragraph-rsid="00395ed5"/>
    </style:style>
    <style:style style:name="P52" style:family="paragraph" style:parent-style-name="Standard" style:list-style-name="L8">
      <style:text-properties officeooo:rsid="003803ac" officeooo:paragraph-rsid="00395ed5"/>
    </style:style>
    <style:style style:name="P53" style:family="paragraph" style:parent-style-name="Standard" style:list-style-name="L8">
      <style:text-properties officeooo:rsid="003f3335" officeooo:paragraph-rsid="003f3335"/>
    </style:style>
    <style:style style:name="P54" style:family="paragraph" style:parent-style-name="Standard" style:list-style-name="L8">
      <style:text-properties officeooo:rsid="003fd473" officeooo:paragraph-rsid="003fd473"/>
    </style:style>
    <style:style style:name="P55" style:family="paragraph" style:parent-style-name="Standard" style:list-style-name="L8">
      <style:text-properties officeooo:rsid="0066a6be" officeooo:paragraph-rsid="00662a28"/>
    </style:style>
    <style:style style:name="P56" style:family="paragraph" style:parent-style-name="Standard" style:list-style-name="L8">
      <style:text-properties officeooo:rsid="0066a6be" officeooo:paragraph-rsid="0066a6be"/>
    </style:style>
    <style:style style:name="P57" style:family="paragraph" style:parent-style-name="Standard" style:list-style-name="L9">
      <style:text-properties officeooo:rsid="006836b2" officeooo:paragraph-rsid="006836b2"/>
    </style:style>
    <style:style style:name="P58" style:family="paragraph" style:parent-style-name="Standard" style:list-style-name="L9">
      <style:text-properties officeooo:rsid="005291f5" officeooo:paragraph-rsid="005291f5"/>
    </style:style>
    <style:style style:name="P59" style:family="paragraph" style:parent-style-name="Standard" style:list-style-name="L9">
      <style:text-properties officeooo:rsid="005a43ec" officeooo:paragraph-rsid="005a43ec"/>
    </style:style>
    <style:style style:name="P60" style:family="paragraph" style:parent-style-name="Standard" style:list-style-name="L9">
      <style:text-properties officeooo:rsid="004edf20" officeooo:paragraph-rsid="004edf20"/>
    </style:style>
    <style:style style:name="P61" style:family="paragraph" style:parent-style-name="Standard" style:list-style-name="L9">
      <style:text-properties officeooo:rsid="005bec60" officeooo:paragraph-rsid="005bec60"/>
    </style:style>
    <style:style style:name="P62" style:family="paragraph" style:parent-style-name="Standard" style:list-style-name="L9">
      <style:text-properties officeooo:rsid="00784e6e" officeooo:paragraph-rsid="00784e6e"/>
    </style:style>
    <style:style style:name="P63" style:family="paragraph" style:parent-style-name="Standard" style:list-style-name="L9">
      <style:text-properties officeooo:rsid="001237bb" officeooo:paragraph-rsid="000d6cd7"/>
    </style:style>
    <style:style style:name="P64" style:family="paragraph" style:parent-style-name="Standard" style:list-style-name="L10">
      <style:text-properties officeooo:rsid="00433931" officeooo:paragraph-rsid="00433931"/>
    </style:style>
    <style:style style:name="P65" style:family="paragraph" style:parent-style-name="Standard" style:list-style-name="L11">
      <style:text-properties officeooo:rsid="006c5a48" officeooo:paragraph-rsid="006c5a48"/>
    </style:style>
    <style:style style:name="P66" style:family="paragraph" style:parent-style-name="Standard" style:list-style-name="L11">
      <style:text-properties officeooo:rsid="006db3a6" officeooo:paragraph-rsid="006db3a6"/>
    </style:style>
    <style:style style:name="P67" style:family="paragraph" style:parent-style-name="Standard" style:list-style-name="L11">
      <style:text-properties officeooo:rsid="00719042" officeooo:paragraph-rsid="00719042"/>
    </style:style>
    <style:style style:name="P68" style:family="paragraph" style:parent-style-name="Standard" style:list-style-name="L11">
      <style:text-properties officeooo:rsid="00790387" officeooo:paragraph-rsid="00790387"/>
    </style:style>
    <style:style style:name="P69" style:family="paragraph" style:parent-style-name="Standard" style:list-style-name="L11">
      <style:text-properties officeooo:rsid="007278c0" officeooo:paragraph-rsid="007278c0"/>
    </style:style>
    <style:style style:name="P70" style:family="paragraph" style:parent-style-name="Standard" style:list-style-name="L11">
      <style:text-properties officeooo:rsid="00072775" officeooo:paragraph-rsid="00072775"/>
    </style:style>
    <style:style style:name="P71" style:family="paragraph" style:parent-style-name="Standard" style:list-style-name="L12">
      <style:text-properties officeooo:rsid="001c98bf" officeooo:paragraph-rsid="00079373"/>
    </style:style>
    <style:style style:name="P72" style:family="paragraph" style:parent-style-name="Standard" style:list-style-name="L12">
      <style:text-properties officeooo:rsid="001c98bf" officeooo:paragraph-rsid="001aafa5"/>
    </style:style>
    <style:style style:name="P73" style:family="paragraph" style:parent-style-name="Standard" style:list-style-name="L12">
      <style:text-properties officeooo:rsid="000985d0" officeooo:paragraph-rsid="00079373"/>
    </style:style>
    <style:style style:name="P74" style:family="paragraph" style:parent-style-name="Standard" style:list-style-name="L3">
      <style:text-properties officeooo:rsid="0079c13d" officeooo:paragraph-rsid="0079c13d"/>
    </style:style>
    <style:style style:name="P7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152c1"/>
    </style:style>
    <style:style style:name="T2" style:family="text">
      <style:text-properties officeooo:rsid="00053636"/>
    </style:style>
    <style:style style:name="T3" style:family="text">
      <style:text-properties officeooo:rsid="00072775"/>
    </style:style>
    <style:style style:name="T4" style:family="text">
      <style:text-properties officeooo:rsid="00079373"/>
    </style:style>
    <style:style style:name="T5" style:family="text">
      <style:text-properties fo:language="en" fo:country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officeooo:rsid="000152c1"/>
    </style:style>
    <style:style style:name="T8" style:family="text">
      <style:text-properties style:text-underline-style="none" officeooo:rsid="0014992c"/>
    </style:style>
    <style:style style:name="T9" style:family="text">
      <style:text-properties officeooo:rsid="00163749"/>
    </style:style>
    <style:style style:name="T10" style:family="text">
      <style:text-properties officeooo:rsid="0018476f"/>
    </style:style>
    <style:style style:name="T11" style:family="text">
      <style:text-properties officeooo:rsid="0018ce73"/>
    </style:style>
    <style:style style:name="T12" style:family="text">
      <style:text-properties officeooo:rsid="001a7a0b"/>
    </style:style>
    <style:style style:name="T13" style:family="text">
      <style:text-properties officeooo:rsid="001c3067"/>
    </style:style>
    <style:style style:name="T14" style:family="text">
      <style:text-properties officeooo:rsid="001c98bf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0152c1"/>
    </style:style>
    <style:style style:name="T17" style:family="text">
      <style:text-properties officeooo:rsid="001eebe8"/>
    </style:style>
    <style:style style:name="T18" style:family="text">
      <style:text-properties officeooo:rsid="001efd11"/>
    </style:style>
    <style:style style:name="T19" style:family="text">
      <style:text-properties officeooo:rsid="00248ce3"/>
    </style:style>
    <style:style style:name="T20" style:family="text">
      <style:text-properties officeooo:rsid="0026827f"/>
    </style:style>
    <style:style style:name="T21" style:family="text">
      <style:text-properties officeooo:rsid="0033c132"/>
    </style:style>
    <style:style style:name="T22" style:family="text">
      <style:text-properties officeooo:rsid="003f3335"/>
    </style:style>
    <style:style style:name="T23" style:family="text">
      <style:text-properties officeooo:rsid="004413fc"/>
    </style:style>
    <style:style style:name="T24" style:family="text">
      <style:text-properties officeooo:rsid="005a43ec"/>
    </style:style>
    <style:style style:name="T25" style:family="text">
      <style:text-properties officeooo:rsid="006836b2"/>
    </style:style>
    <style:style style:name="T26" style:family="text">
      <style:text-properties officeooo:rsid="00699631"/>
    </style:style>
    <style:style style:name="T27" style:family="text">
      <style:text-properties officeooo:rsid="006b8eea"/>
    </style:style>
    <style:style style:name="T28" style:family="text">
      <style:text-properties officeooo:rsid="00765def"/>
    </style:style>
    <style:style style:name="T29" style:family="text">
      <style:text-properties officeooo:rsid="007903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5" text:outline-level="1">LANGAGE JAVASCRIPT</text:h>
      <text:p text:style-name="P3"/>
      <text:p text:style-name="P5">Objectifs de la formation</text:p>
      <text:p text:style-name="P3"/>
      <text:p text:style-name="P3">Connaître les principes fondamentaux du langage, savoir organiser son code avec une approche objet, en vue de créer des applications web modernes et potentiellement complexes. L<text:span text:style-name="T1">a norme </text:span>étudiée pendant ce stage est<text:span text:style-name="T1"> </text:span><text:span text:style-name="T7">Ecmascript </text:span><text:span text:style-name="T8">5</text:span><text:span text:style-name="T1">.</text:span></text:p>
      <text:p text:style-name="P4"/>
      <text:p text:style-name="P3"><text:span text:style-name="T16">P</text:span><text:span text:style-name="T15">ré-requis</text:span></text:p>
      <text:p text:style-name="P3"/>
      <text:p text:style-name="P6">Notions de programmation orientée objet : comprendre les termes « classe » (ou « prototype »), « propriété », « méthode », « visibilité », « héritage ».</text:p>
      <text:p text:style-name="P3"/>
      <text:p text:style-name="P5">Contenu du stage</text:p>
      <text:h text:style-name="Heading_20_3" text:outline-level="3">Introduction</text:h>
      <text:list xml:id="list6102374140788244196" text:style-name="L1">
        <text:list-item>
          <text:p text:style-name="P7">historique</text:p>
        </text:list-item>
        <text:list-item>
          <text:p text:style-name="P7">idées reçues</text:p>
        </text:list-item>
        <text:list-item>
          <text:p text:style-name="P11">outils</text:p>
        </text:list-item>
        <text:list-item>
          <text:p text:style-name="P15">aperçu syntaxique</text:p>
        </text:list-item>
        <text:list-item>
          <text:p text:style-name="P15">mode strict</text:p>
        </text:list-item>
      </text:list>
      <text:h text:style-name="Heading_20_3" text:outline-level="3">Valeurs et variables</text:h>
      <text:list xml:id="list6144066447433878745" text:style-name="L2">
        <text:list-item>
          <text:p text:style-name="P8">définitio<text:span text:style-name="T2">n</text:span></text:p>
        </text:list-item>
        <text:list-item>
          <text:p text:style-name="P8">valeurs primitives</text:p>
        </text:list-item>
        <text:list-item>
          <text:p text:style-name="P9">déclaration <text:span text:style-name="T9">et typage</text:span></text:p>
        </text:list-item>
        <text:list-item>
          <text:p text:style-name="P8">identifiants</text:p>
        </text:list-item>
        <text:list-item>
          <text:p text:style-name="P12">portée</text:p>
        </text:list-item>
        <text:list-item>
          <text:p text:style-name="P8">élévation (hoisting)</text:p>
        </text:list-item>
        <text:list-item>
          <text:p text:style-name="P12">conversions <text:span text:style-name="T18">implicites</text:span></text:p>
        </text:list-item>
      </text:list>
      <text:h text:style-name="Heading_20_3" text:outline-level="3">Objets</text:h>
      <text:list xml:id="list2236270100842064276" text:style-name="L3">
        <text:list-item>
          <text:p text:style-name="P10">définition</text:p>
        </text:list-item>
        <text:list-item>
          <text:p text:style-name="P16">création</text:p>
        </text:list-item>
        <text:list-item>
          <text:p text:style-name="P16">notation littérale</text:p>
        </text:list-item>
        <text:list-item>
          <text:p text:style-name="P17"><text:span text:style-name="T22">introduction au format </text:span>JSON</text:p>
        </text:list-item>
        <text:list-item>
          <text:p text:style-name="P16">accès aux propriétés</text:p>
        </text:list-item>
        <text:list-item>
          <text:p text:style-name="P16">énumération des propriétés</text:p>
        </text:list-item>
        <text:list-item>
          <text:p text:style-name="P16">objets intégrés</text:p>
        </text:list-item>
        <text:list-item>
          <text:p text:style-name="P20">objet global</text:p>
        </text:list-item>
        <text:list-item>
          <text:p text:style-name="P74">références</text:p>
        </text:list-item>
      </text:list>
      <text:h text:style-name="Heading_20_3" text:outline-level="3">Nombres, chaînes de caractères et booléens</text:h>
      <text:list xml:id="list1233637475340132405" text:style-name="L4">
        <text:list-item>
          <text:p text:style-name="P21">valeur<text:span text:style-name="T12">s</text:span> primitive<text:span text:style-name="T12">s</text:span> <text:span text:style-name="T11">ou objets ?</text:span></text:p>
        </text:list-item>
        <text:list-item>
          <text:p text:style-name="P21"><text:span text:style-name="T13">M</text:span>éthodes <text:span text:style-name="T21">usuelles des chaînes de caractères</text:span></text:p>
        </text:list-item>
      </text:list>
      <text:h text:style-name="Heading_20_3" text:outline-level="3"><text:soft-page-break/>Fonctions</text:h>
      <text:list xml:id="list6764557130931227297" text:style-name="L5">
        <text:list-item>
          <text:p text:style-name="P26">définition</text:p>
        </text:list-item>
        <text:list-item>
          <text:p text:style-name="P26">déclaration</text:p>
        </text:list-item>
        <text:list-item>
          <text:p text:style-name="P31">arguments</text:p>
        </text:list-item>
        <text:list-item>
          <text:p text:style-name="P33">stratégie d'évaluation</text:p>
        </text:list-item>
        <text:list-item>
          <text:p text:style-name="P34">valeurs par défau<text:span text:style-name="T19">t</text:span></text:p>
        </text:list-item>
        <text:list-item>
          <text:p text:style-name="P32">objet arguments</text:p>
        </text:list-item>
        <text:list-item>
          <text:p text:style-name="P35">hash d'arguments</text:p>
        </text:list-item>
        <text:list-item>
          <text:p text:style-name="P38">fonctions de rappel</text:p>
        </text:list-item>
        <text:list-item>
          <text:p text:style-name="P27"><text:span text:style-name="T4">f</text:span>onctions anonymes</text:p>
        </text:list-item>
        <text:list-item>
          <text:p text:style-name="P28">fonctions imbriquées</text:p>
        </text:list-item>
        <text:list-item>
          <text:p text:style-name="P28">portée <text:span text:style-name="T12">des variables</text:span></text:p>
        </text:list-item>
        <text:list-item>
          <text:p text:style-name="P29">fermetures</text:p>
        </text:list-item>
        <text:list-item>
          <text:p text:style-name="P25"><text:span text:style-name="Strong_20_Emphasis"><text:span text:style-name="T6">IIFE</text:span></text:span><text:span text:style-name="T6"> (</text:span><text:span text:style-name="T5">Immediately Invoked Function Expression</text:span><text:span text:style-name="T6">)</text:span></text:p>
        </text:list-item>
        <text:list-item>
          <text:p text:style-name="P39">méthodes</text:p>
        </text:list-item>
        <text:list-item>
          <text:p text:style-name="P40">contexte d'exécution</text:p>
        </text:list-item>
      </text:list>
      <text:h text:style-name="Heading_20_3" text:outline-level="3">Tableaux</text:h>
      <text:list xml:id="list4665199135468297754" text:style-name="L6">
        <text:list-item>
          <text:p text:style-name="P30">définition</text:p>
        </text:list-item>
        <text:list-item>
          <text:p text:style-name="P18"><text:span text:style-name="T20">constructeur</text:span> <text:span text:style-name="T20">et notation littérale</text:span></text:p>
        </text:list-item>
        <text:list-item>
          <text:p text:style-name="P41">accès aux éléments</text:p>
        </text:list-item>
        <text:list-item>
          <text:p text:style-name="P41">tableaux associatifs ?</text:p>
        </text:list-item>
        <text:list-item>
          <text:p text:style-name="P30">énumération</text:p>
        </text:list-item>
        <text:list-item>
          <text:p text:style-name="P42">méthodes</text:p>
          <text:list>
            <text:list-item>
              <text:p text:style-name="P41">mutateurs</text:p>
            </text:list-item>
            <text:list-item>
              <text:p text:style-name="P41">accesseurs</text:p>
            </text:list-item>
            <text:list-item>
              <text:p text:style-name="P41">itération</text:p>
            </text:list-item>
          </text:list>
        </text:list-item>
      </text:list>
      <text:h text:style-name="Heading_20_3" text:outline-level="3">Autres objets intégrés</text:h>
      <text:list xml:id="list3751728786397900339" text:style-name="L7">
        <text:list-item>
          <text:p text:style-name="P45">Date</text:p>
        </text:list-item>
        <text:list-item>
          <text:p text:style-name="P46">Math</text:p>
        </text:list-item>
        <text:list-item>
          <text:p text:style-name="P45">RegExp</text:p>
        </text:list-item>
        <text:list-item>
          <text:p text:style-name="P45">JSON</text:p>
        </text:list-item>
        <text:list-item>
          <text:p text:style-name="P45">Error</text:p>
        </text:list-item>
      </text:list>
      <text:h text:style-name="Heading_20_3" text:outline-level="3"><text:span text:style-name="T10">O</text:span>pérateurs</text:h>
      <text:list xml:id="list3272600329862173297" text:style-name="L8">
        <text:list-item>
          <text:p text:style-name="P43"><text:span text:style-name="T17">a</text:span>ffectation</text:p>
        </text:list-item>
        <text:list-item>
          <text:p text:style-name="P43">comparaison</text:p>
          <text:list>
            <text:list-item>
              <text:p text:style-name="P43">égalité simple / stricte</text:p>
            </text:list-item>
          </text:list>
        </text:list-item>
        <text:list-item>
          <text:p text:style-name="P43">arithmétiques</text:p>
        </text:list-item>
        <text:list-item>
          <text:p text:style-name="P48">binaires</text:p>
        </text:list-item>
        <text:list-item>
          <text:p text:style-name="P43">logiques</text:p>
        </text:list-item>
        <text:list-item>
          <text:p text:style-name="P43">relationnels</text:p>
        </text:list-item>
        <text:list-item>
          <text:p text:style-name="P44"><text:span text:style-name="T13">opérateur </text:span>typeof</text:p>
        </text:list-item>
        <text:list-item>
          <text:p text:style-name="P47"><text:span text:style-name="T10">p</text:span>récédence des opérateurs</text:p>
        </text:list-item>
        <text:list-item>
          <text:p text:style-name="P49">opérateur de groupement</text:p>
        </text:list-item>
      </text:list>
      <text:h text:style-name="Heading_20_3" text:outline-level="3"><text:soft-page-break/>Contrôle du flux d'instructions</text:h>
      <text:list xml:id="list155151489399575" text:continue-numbering="true" text:style-name="L8">
        <text:list-item>
          <text:p text:style-name="P50">bloc</text:p>
        </text:list-item>
        <text:list-item>
          <text:p text:style-name="P13">instructions conditionnelles</text:p>
          <text:list>
            <text:list-item>
              <text:p text:style-name="P51">if … else</text:p>
            </text:list-item>
            <text:list-item>
              <text:p text:style-name="P52">conditionnel ternaire</text:p>
            </text:list-item>
            <text:list-item>
              <text:p text:style-name="P51">switch</text:p>
            </text:list-item>
          </text:list>
        </text:list-item>
        <text:list-item>
          <text:p text:style-name="P13">boucles et itération</text:p>
          <text:list>
            <text:list-item>
              <text:p text:style-name="P53">for</text:p>
            </text:list-item>
            <text:list-item>
              <text:p text:style-name="P53">while</text:p>
            </text:list-item>
            <text:list-item>
              <text:p text:style-name="P54">for...in</text:p>
            </text:list-item>
            <text:list-item>
              <text:p text:style-name="P53">break, continue</text:p>
            </text:list-item>
          </text:list>
        </text:list-item>
        <text:list-item>
          <text:p text:style-name="P14">gestion des exceptions</text:p>
        </text:list-item>
        <text:list-item>
          <text:p text:style-name="P55">asynchronisme</text:p>
          <text:list>
            <text:list-item>
              <text:p text:style-name="P56">évènements</text:p>
            </text:list-item>
            <text:list-item>
              <text:p text:style-name="P56">« callback hell »</text:p>
            </text:list-item>
            <text:list-item>
              <text:p text:style-name="P56">promesses</text:p>
            </text:list-item>
          </text:list>
        </text:list-item>
      </text:list>
      <text:h text:style-name="Heading_20_3" text:outline-level="3">Javascript dans le navigateur</text:h>
      <text:list xml:id="list1534858630762186614" text:style-name="L9">
        <text:list-item>
          <text:p text:style-name="P57">inclusion du code</text:p>
        </text:list-item>
        <text:list-item>
          <text:p text:style-name="P22"><text:span text:style-name="T25">introduction au </text:span>DOM</text:p>
        </text:list-item>
        <text:list-item>
          <text:p text:style-name="P58">objet <text:span text:style-name="T24">DOM </text:span>window</text:p>
        </text:list-item>
        <text:list-item>
          <text:p text:style-name="P58">objet <text:span text:style-name="T24">DOM </text:span>document</text:p>
        </text:list-item>
        <text:list-item>
          <text:p text:style-name="P59">objet DOM Element</text:p>
        </text:list-item>
        <text:list-item>
          <text:p text:style-name="P60"><text:span text:style-name="T24">gestionnaires d'</text:span>événements</text:p>
        </text:list-item>
        <text:list-item>
          <text:p text:style-name="P59">propagation des événements</text:p>
        </text:list-item>
        <text:list-item>
          <text:p text:style-name="P59">objet Event</text:p>
        </text:list-item>
        <text:list-item>
          <text:p text:style-name="P61">objet MouseEvent</text:p>
        </text:list-item>
        <text:list-item>
          <text:p text:style-name="P61">objet KeyboardEvent</text:p>
        </text:list-item>
        <text:list-item>
          <text:p text:style-name="P62">délégation d'évènements</text:p>
        </text:list-item>
        <text:list-item>
          <text:p text:style-name="P23"><text:span text:style-name="T26">gérer la </text:span>compatibilité</text:p>
        </text:list-item>
        <text:list-item>
          <text:p text:style-name="P63">introduction à jQuery</text:p>
        </text:list-item>
      </text:list>
      <text:h text:style-name="Heading_20_3" text:outline-level="3">Ajax</text:h>
      <text:list xml:id="list1800683322962838134" text:style-name="L10">
        <text:list-item>
          <text:p text:style-name="P64"><text:span text:style-name="T23">d</text:span>éfinition</text:p>
        </text:list-item>
        <text:list-item>
          <text:p text:style-name="P64">historique</text:p>
        </text:list-item>
        <text:list-item>
          <text:p text:style-name="P64">XMLHttpRequest</text:p>
        </text:list-item>
        <text:list-item>
          <text:p text:style-name="P19">exemples</text:p>
        </text:list-item>
        <text:list-item>
          <text:p text:style-name="P24">introduction à fetch</text:p>
        </text:list-item>
      </text:list>
      <text:h text:style-name="Heading_20_3" text:outline-level="3"><text:span text:style-name="T27">Programmer o</text:span>bjet</text:h>
      <text:list xml:id="list7572755214676495771" text:style-name="L11">
        <text:list-item>
          <text:p text:style-name="P65">module pattern</text:p>
        </text:list-item>
        <text:list-item>
          <text:p text:style-name="P66">accesseurs et mutateurs</text:p>
        </text:list-item>
        <text:list-item>
          <text:p text:style-name="P66">mot clef this</text:p>
        </text:list-item>
        <text:list-item>
          <text:p text:style-name="P66">constructeurs</text:p>
        </text:list-item>
        <text:list-item>
          <text:p text:style-name="P67">méthodes</text:p>
        </text:list-item>
        <text:list-item>
          <text:p text:style-name="P66">prototype</text:p>
        </text:list-item>
        <text:list-item>
          <text:p text:style-name="P66">chaîne des prototypes</text:p>
        </text:list-item>
        <text:list-item>
          <text:p text:style-name="P36"><text:soft-page-break/><text:span text:style-name="T29">emprunter </text:span>une méthode</text:p>
        </text:list-item>
        <text:list-item>
          <text:p text:style-name="P68">surcharger une méthode</text:p>
        </text:list-item>
        <text:list-item>
          <text:p text:style-name="P68">surcharger les méthodes de conversion</text:p>
        </text:list-item>
        <text:list-item>
          <text:p text:style-name="P69">extension des objets natifs/hôtes ?</text:p>
        </text:list-item>
        <text:list-item>
          <text:p text:style-name="P69">prototype et méthodes privées</text:p>
        </text:list-item>
        <text:list-item>
          <text:p text:style-name="P67">méthodes statiques</text:p>
        </text:list-item>
        <text:list-item>
          <text:p text:style-name="P70">espaces de noms</text:p>
        </text:list-item>
      </text:list>
      <text:h text:style-name="Heading_20_3" text:outline-level="3"><text:span text:style-name="T3">P</text:span>oint divers</text:h>
      <text:list xml:id="list3518236446891722166" text:style-name="L12">
        <text:list-item>
          <text:p text:style-name="P37"><text:span text:style-name="T14">r</text:span>econnaître une bonne bibliothèque</text:p>
        </text:list-item>
        <text:list-item>
          <text:p text:style-name="P71">frameworks et bibliothèques <text:span text:style-name="T28">populaires</text:span></text:p>
        </text:list-item>
        <text:list-item>
          <text:p text:style-name="P71">sites à connaître</text:p>
        </text:list-item>
        <text:list-item>
          <text:p text:style-name="P73"><text:span text:style-name="T14">s</text:span>ites à éviter</text:p>
        </text:list-item>
        <text:list-item>
          <text:p text:style-name="P72">introduction à Ecmascript 6</text:p>
        </text:list-item>
      </text:list>
      <text:p text:style-name="P2"><text:span text:style-name="T3"><text:tab/></text:span><text:tab/></text:p>
      <text:p text:style-name="P1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5:59:23.330000000</meta:creation-date>
    <meta:editing-duration>P2DT4H22M53S</meta:editing-duration>
    <meta:editing-cycles>88</meta:editing-cycles>
    <meta:generator>LibreOffice/4.3.6.1$Linux_X86_64 LibreOffice_project/430$Build-1</meta:generator>
    <dc:date>2015-10-08T15:51:50.907177880</dc:date>
    <meta:print-date>2015-04-27T14:51:33.790000000</meta:print-date>
    <meta:document-statistic meta:table-count="0" meta:image-count="0" meta:object-count="0" meta:page-count="4" meta:paragraph-count="136" meta:word-count="461" meta:character-count="2649" meta:non-whitespace-character-count="2431"/>
  </office:meta>
</office:document-meta>
</file>